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7908" officeooo:paragraph-rsid="001e7908"/>
    </style:style>
    <style:style style:name="P2" style:family="paragraph" style:parent-style-name="Text_20_body">
      <style:text-properties officeooo:rsid="0014e916" officeooo:paragraph-rsid="001e7908"/>
    </style:style>
    <style:style style:name="P3" style:family="paragraph" style:parent-style-name="Text_20_body">
      <style:text-properties officeooo:paragraph-rsid="0020aaf6"/>
    </style:style>
    <style:style style:name="P4" style:family="paragraph" style:parent-style-name="Text_20_body">
      <style:text-properties officeooo:paragraph-rsid="0021f4bd"/>
    </style:style>
    <style:style style:name="P5" style:family="paragraph" style:parent-style-name="Text_20_body">
      <style:text-properties fo:font-style="normal" officeooo:rsid="001e7908" officeooo:paragraph-rsid="001e7908" style:font-style-asian="normal" style:font-style-complex="normal"/>
    </style:style>
    <style:style style:name="P6" style:family="paragraph" style:parent-style-name="Text_20_body">
      <style:text-properties fo:font-style="normal" officeooo:rsid="001eeb38" officeooo:paragraph-rsid="001fbdf2" style:font-style-asian="normal" style:font-style-complex="normal"/>
    </style:style>
    <style:style style:name="P7" style:family="paragraph" style:parent-style-name="Text_20_body">
      <style:text-properties fo:font-style="normal" officeooo:rsid="001fbdf2" officeooo:paragraph-rsid="001fbdf2" style:font-style-asian="normal" style:font-style-complex="normal"/>
    </style:style>
    <style:style style:name="P8" style:family="paragraph" style:parent-style-name="Text_20_body" style:list-style-name="L1">
      <style:text-properties fo:font-style="normal" officeooo:rsid="001e7908" officeooo:paragraph-rsid="001e7908" style:font-style-asian="normal" style:font-style-complex="normal"/>
    </style:style>
    <style:style style:name="P9" style:family="paragraph" style:parent-style-name="Text_20_body" style:list-style-name="L2">
      <style:text-properties officeooo:rsid="001eeb38" officeooo:paragraph-rsid="001eeb38"/>
    </style:style>
    <style:style style:name="P10" style:family="paragraph" style:parent-style-name="Text_20_body" style:list-style-name="L2">
      <style:text-properties officeooo:rsid="001fbdf2" officeooo:paragraph-rsid="001fbdf2"/>
    </style:style>
    <style:style style:name="P11" style:family="paragraph" style:parent-style-name="Text_20_body" style:list-style-name="L3">
      <style:text-properties officeooo:rsid="001fbdf2" officeooo:paragraph-rsid="001fbdf2"/>
    </style:style>
    <style:style style:name="P12" style:family="paragraph" style:parent-style-name="Text_20_body" style:list-style-name="L4">
      <style:text-properties officeooo:rsid="001fbdf2" officeooo:paragraph-rsid="001fbdf2"/>
    </style:style>
    <style:style style:name="P13" style:family="paragraph" style:parent-style-name="Text_20_body" style:list-style-name="L5">
      <style:text-properties officeooo:rsid="001fbdf2" officeooo:paragraph-rsid="001fbdf2"/>
    </style:style>
    <style:style style:name="P14" style:family="paragraph" style:parent-style-name="Text_20_body" style:list-style-name="L6">
      <style:text-properties officeooo:rsid="0020aaf6" officeooo:paragraph-rsid="0020aaf6"/>
    </style:style>
    <style:style style:name="P15" style:family="paragraph" style:parent-style-name="Text_20_body">
      <style:paragraph-properties fo:break-before="page"/>
      <style:text-properties officeooo:rsid="0024703f" officeooo:paragraph-rsid="0024703f"/>
    </style:style>
    <style:style style:name="P16" style:family="paragraph" style:parent-style-name="Title" style:master-page-name="First_20_Page">
      <style:paragraph-properties style:page-number="auto"/>
      <style:text-properties officeooo:rsid="0024703f" officeooo:paragraph-rsid="0024703f"/>
    </style:style>
    <style:style style:name="P17" style:family="paragraph" style:parent-style-name="Subtitle">
      <style:text-properties officeooo:rsid="0024703f" officeooo:paragraph-rsid="0024703f"/>
    </style:style>
    <style:style style:name="P18" style:family="paragraph" style:parent-style-name="Heading_20_1">
      <style:text-properties officeooo:rsid="001e7908" officeooo:paragraph-rsid="001e7908"/>
    </style:style>
    <style:style style:name="P19" style:family="paragraph" style:parent-style-name="Heading_20_1" style:list-style-name="">
      <style:text-properties officeooo:paragraph-rsid="001e7908"/>
    </style:style>
    <style:style style:name="P20" style:family="paragraph" style:parent-style-name="Heading_20_1">
      <style:paragraph-properties fo:break-before="page"/>
      <style:text-properties officeooo:paragraph-rsid="001e7908"/>
    </style:style>
    <style:style style:name="P21" style:family="paragraph" style:parent-style-name="Heading_20_2">
      <style:text-properties officeooo:rsid="001e7908" officeooo:paragraph-rsid="001e7908"/>
    </style:style>
    <style:style style:name="P22" style:family="paragraph" style:parent-style-name="Heading_20_2">
      <style:text-properties officeooo:rsid="001eeb38" officeooo:paragraph-rsid="001e7908"/>
    </style:style>
    <style:style style:name="P23" style:family="paragraph" style:parent-style-name="Heading_20_2">
      <style:text-properties officeooo:rsid="002319f9" officeooo:paragraph-rsid="002319f9"/>
    </style:style>
    <style:style style:name="P24" style:family="paragraph" style:parent-style-name="Heading_20_3">
      <style:text-properties officeooo:rsid="001e7908" officeooo:paragraph-rsid="001e7908"/>
    </style:style>
    <style:style style:name="P25" style:family="paragraph" style:parent-style-name="Heading_20_3">
      <style:text-properties officeooo:rsid="0021f4bd" officeooo:paragraph-rsid="0021f4bd"/>
    </style:style>
    <style:style style:name="P26" style:family="paragraph" style:parent-style-name="Contents_20_2">
      <style:paragraph-properties>
        <style:tab-stops>
          <style:tab-stop style:position="6.1063in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6.3028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5.9098in" style:type="right" style:leader-style="dotted" style:leader-text="."/>
        </style:tab-stops>
      </style:paragraph-properties>
    </style:style>
    <style:style style:name="P30" style:family="paragraph" style:parent-style-name="Footer">
      <style:paragraph-properties fo:text-align="end" style:justify-single-word="false"/>
    </style:style>
    <style:style style:name="T1" style:family="text">
      <style:text-properties officeooo:rsid="001e790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e3fb" style:font-style-asian="normal" style:font-style-complex="normal"/>
    </style:style>
    <style:style style:name="T4" style:family="text">
      <style:text-properties fo:font-style="normal" officeooo:rsid="00301028" style:font-style-asian="normal" style:font-style-complex="normal"/>
    </style:style>
    <style:style style:name="T5" style:family="text">
      <style:text-properties fo:font-style="normal" officeooo:rsid="00164f07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fbdf2"/>
    </style:style>
    <style:style style:name="T8" style:family="text">
      <style:text-properties officeooo:rsid="0020aaf6"/>
    </style:style>
    <style:style style:name="T9" style:family="text">
      <style:text-properties officeooo:rsid="0021f4b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mergency Stop for an Autonomous Vehicle</text:p>
      <text:p text:style-name="P17">Specyfikacja wymagań projektu</text:p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Spis treści</text:p>
          </text:index-title>
          <text:p text:style-name="P28"><text:a xlink:type="simple" xlink:href="#__RefHeading__681_758792558" text:style-name="Index_20_Link" text:visited-style-name="Index_20_Link">1. Deklaracja potrzeb (statement of need)<text:tab/>4</text:a></text:p>
          <text:p text:style-name="P28"><text:a xlink:type="simple" xlink:href="#__RefHeading__683_758792558" text:style-name="Index_20_Link" text:visited-style-name="Index_20_Link">2. Cele projektu (project objectives)<text:tab/>4</text:a></text:p>
          <text:p text:style-name="P26"><text:a xlink:type="simple" xlink:href="#__RefHeading__685_758792558" text:style-name="Index_20_Link" text:visited-style-name="Index_20_Link">2.1. Wymagania funkcjonalne (functional requirements)<text:tab/>5</text:a></text:p>
          <text:p text:style-name="P26"><text:a xlink:type="simple" xlink:href="#__RefHeading__687_758792558" text:style-name="Index_20_Link" text:visited-style-name="Index_20_Link">2.2. Wymagania wydajnościowe (performance requirements)<text:tab/>5</text:a></text:p>
          <text:p text:style-name="P26"><text:a xlink:type="simple" xlink:href="#__RefHeading__689_758792558" text:style-name="Index_20_Link" text:visited-style-name="Index_20_Link">2.3. Wymagania współdziałania (integration requirements)<text:tab/>6</text:a></text:p>
          <text:p text:style-name="P26"><text:a xlink:type="simple" xlink:href="#__RefHeading__691_758792558" text:style-name="Index_20_Link" text:visited-style-name="Index_20_Link">2.4. Wymagania bezpieczeństwa (safety requirements)<text:tab/>6</text:a></text:p>
          <text:p text:style-name="P26"><text:a xlink:type="simple" xlink:href="#__RefHeading__693_758792558" text:style-name="Index_20_Link" text:visited-style-name="Index_20_Link">2.5. Wymagania pochodne (derived requirements)<text:tab/>6</text:a></text:p>
          <text:p text:style-name="P28"><text:a xlink:type="simple" xlink:href="#__RefHeading__695_758792558" text:style-name="Index_20_Link" text:visited-style-name="Index_20_Link">3. Specyfikacja projektu (project design description)<text:tab/>7</text:a></text:p>
          <text:p text:style-name="P26"><text:a xlink:type="simple" xlink:href="#__RefHeading__697_758792558" text:style-name="Index_20_Link" text:visited-style-name="Index_20_Link">3.1. Opis części sprzętowej (hardware design description)<text:tab/>7</text:a></text:p>
          <text:p text:style-name="P29"><text:a xlink:type="simple" xlink:href="#__RefHeading__699_758792558" text:style-name="Index_20_Link" text:visited-style-name="Index_20_Link">3.1.1. Moduł A<text:tab/>7</text:a></text:p>
          <text:p text:style-name="P29"><text:a xlink:type="simple" xlink:href="#__RefHeading__701_758792558" text:style-name="Index_20_Link" text:visited-style-name="Index_20_Link">3.1.2. Moduł B<text:tab/>7</text:a></text:p>
          <text:p text:style-name="P29"><text:a xlink:type="simple" xlink:href="#__RefHeading__287_689677787" text:style-name="Index_20_Link" text:visited-style-name="Index_20_Link">3.1.3. Obudowy<text:tab/>7</text:a></text:p>
          <text:p text:style-name="P26"><text:a xlink:type="simple" xlink:href="#__RefHeading__289_689677787" text:style-name="Index_20_Link" text:visited-style-name="Index_20_Link">3.2. Opis części programowej (software design description)<text:tab/>7</text:a></text:p>
          <text:p text:style-name="P26"><text:a xlink:type="simple" xlink:href="#__RefHeading__291_689677787" text:style-name="Index_20_Link" text:visited-style-name="Index_20_Link">3.3. Requirements traceability matrix<text:tab/>7</text:a></text:p>
        </text:index-body>
      </text:table-of-content>
      <text:h text:style-name="P19" text:outline-level="1"/>
      <text:h text:style-name="P20" text:outline-level="1"><text:bookmark-start text:name="__RefHeading__681_758792558"/><text:span text:style-name="T1">Deklaracja potrzeb (statement of need)</text:span><text:bookmark-end text:name="__RefHeading__681_758792558"/></text:h>
      <text:p text:style-name="P2"><text:span text:style-name="T3">L</text:span><text:span text:style-name="T2">aboratorium pojazdów autonomicznych AGH</text:span><text:span text:style-name="T4">—</text:span><text:span text:style-name="T2">Delphi ma za zadanie zbudowanie pojazdu autonomicznego na bazie udostępnionego pojazdu elektrycznego. Podczas prac konieczne jest zapewnienie bezpieczeństwa podczas testowania algorytmów sterowania. Algorytmy takie mogą nie działać poprawni</text:span><text:span text:style-name="T4">e, w związku z czym w trakcie</text:span><text:span text:style-name="T5"> testów może zajść potrzeba awaryjnego przerwania jazdy </text:span><text:span text:style-name="T4">samochodu</text:span><text:span text:style-name="T5">.</text:span></text:p>
      <text:p text:style-name="P1"><text:span text:style-name="T5">A</text:span><text:span text:style-name="T2">waryjne przerwanie jazdy samochodu powinno odbyć się poprzez wyłączenie zasilania silnika samochodu. O ile jest to możliwe, należy uniknąć odłączenia zasilania reszty samochodu (np. układu kierowniczego lub komputera pokładowego).</text:span></text:p>
      <text:h text:style-name="P18" text:outline-level="1"><text:bookmark-start text:name="__RefHeading__683_758792558"/>Cele projektu (project objectives)<text:bookmark-end text:name="__RefHeading__683_758792558"/></text:h>
      <text:p text:style-name="P1">System ESAV (ang. <text:span text:style-name="T6">Emergency Stop for an Autonomous Vehicle</text:span><text:span text:style-name="T2"> – zdalny wyłącznik bezpieczeństwa dla samochodu autonomicznego) powinien charakteryzować się następującymi właściwościami:</text:span></text:p>
      <text:list xml:id="list1200467636889620818" text:style-name="L1">
        <text:list-item>
          <text:p text:style-name="P8">Możliwość natychmiastowego zatrzymania pojazdu na polecenie operatora.</text:p>
        </text:list-item>
        <text:list-item>
          <text:p text:style-name="P8">Natychmiastowe zatrzymanie pojazdu w przypadku utraty zasilania systemu ESAV.</text:p>
        </text:list-item>
        <text:list-item>
          <text:p text:style-name="P8">Natychmiastowe zatrzymanie pojazdu w przypadku przerwania transmisji pomiędzy modułami systemu ESAV.</text:p>
        </text:list-item>
        <text:list-item>
          <text:p text:style-name="P8">Natychmiastowe zatrzymanie pojazdu w przypadku zakłóceń pracy systemu ESAV (na przykład błędy transmisji).</text:p>
        </text:list-item>
        <text:list-item>
          <text:p text:style-name="P8">Możliwość poruszania się pojazdu tylko jeśli system ESAV jest zasilany.</text:p>
        </text:list-item>
        <text:list-item>
          <text:p text:style-name="P8">Możliwość poruszania się pojazdu tylko w przypadku rozpoczęcia prawidłowej transmisji danych pomiędzy modułami systemu ESAV.</text:p>
        </text:list-item>
        <text:list-item>
          <text:p text:style-name="P8">Możliwość wyświetlenia aktualnego stanu systemu ESAV.</text:p>
        </text:list-item>
      </text:list>
      <text:p text:style-name="P5">System ESAV powinien składać się z dwóch modułów: bazowego (moduł A) oraz montowanego w pojeździe (moduł B).</text:p>
      <text:p text:style-name="P5">Zasilanie modułu B systemu ESAV powinno być całkowicie niezależne od zasilania pojazdu. Komunikację z użytkownikiem mają stanowić diody i sygnały dźwiękowe.</text:p>
      <text:p text:style-name="P5">Po wyłączeniu pojazdu przez system ESAV układ musi zostać przywrócony do pracy, tj. zresetowany.</text:p>
      <text:p text:style-name="P5">Włączanie i wyłączanie modułu B systemu ESAV musi być zabezpieczone przez przełącznik.</text:p>
      <text:p text:style-name="P5">System ESAV musi umożliwiać łatwą wymianę baterii (akumulatorów), monitorować i pokazywać poziom naładowania.</text:p>
      <text:p text:style-name="P5"><text:soft-page-break/>System ESAV powinien być systemem bezobsługowym: raz skonfigurowany ma poprawnie pracować bez ingerencji użytkownika.</text:p>
      <text:p text:style-name="P6">Poprzez tryb awaryjny działania systemu ESAV rozumie się odłączenie zasilania silnika przez moduł B (montowany w samochodzie).</text:p>
      <text:p text:style-name="P7">System ESAV musi być zbudowany w taki sposób, by umożliwić innym osobom kontynuowanie prac nad nim. W tym celu jego oprogramowanie powinno być otwarto-źródłowe, a osprzęt wymienialny.</text:p>
      <text:h text:style-name="P21" text:outline-level="2"><text:bookmark-start text:name="__RefHeading__685_758792558"/>Wymagania funkcjonalne (functional requirements)<text:bookmark-end text:name="__RefHeading__685_758792558"/></text:h>
      <text:list xml:id="list8181122063925166541" text:style-name="L2">
        <text:list-item>
          <text:p text:style-name="P9">Po włączeniu system ma oczekiwać na dane aktywujące jego pracę. Stan systemu sygnalizowany jest migającą czerwoną diodą.</text:p>
        </text:list-item>
        <text:list-item>
          <text:p text:style-name="P9">Dopóki system ESAV nie odbierze danych aktywujących, pojazd nie może się poruszać.</text:p>
        </text:list-item>
        <text:list-item>
          <text:p text:style-name="P9">Po odebraniu danych aktywujących, system ESAV powinien umożliwić jazdę samochodu. Stan systemu sygnalizowany jest migającą zieloną diodą.</text:p>
        </text:list-item>
        <text:list-item>
          <text:p text:style-name="P9">Jeżeli podczas działania system ESAV przestanie odbierać transmisję, system musi przejść w tryb awaryjny. Stan systemu sygnalizowany jest ciągle świecącą się czerwoną diodą.</text:p>
        </text:list-item>
        <text:list-item>
          <text:p text:style-name="P9">Po naciśnięciu przycisku wyłączenia awaryjnego w module A (bazowym) przez operatora, system ESAV musi przejść w tryb awaryjny. Stan systemu sygnalizowany jest ciągle świecącą się czerwoną diodą.</text:p>
        </text:list-item>
        <text:list-item>
          <text:p text:style-name="P9">Po zresetowaniu modułu B poprzez naciśnięcie przycisku „Reset”, system ESAV powraca z trybu awaryjnego do stanu oczekiwania na dane aktywujące. Stan systemu sygnalizowany jest migającą czerwoną diodą.</text:p>
        </text:list-item>
        <text:list-item>
          <text:p text:style-name="P9">Po wyłączeniu <text:span text:style-name="T7">zasilania modułu B, system ESAV musi przejść w tryb awaryjny.</text:span></text:p>
        </text:list-item>
        <text:list-item>
          <text:p text:style-name="P10">Bateria (akumulator) modułu B może być ładowana w trakcie ładowania akumulatorów pojazdu.</text:p>
        </text:list-item>
      </text:list>
      <text:h text:style-name="P21" text:outline-level="2"><text:bookmark-start text:name="__RefHeading__687_758792558"/>Wymagania wydajnościowe (performance requirements)<text:bookmark-end text:name="__RefHeading__687_758792558"/></text:h>
      <text:list xml:id="list6931907796243841829" text:style-name="L3">
        <text:list-item>
          <text:p text:style-name="P11">System ESAV musi pracować bez konieczności wymiany bądź ładowania baterii (akumulatorów) przez minimum 5 godzin.</text:p>
        </text:list-item>
        <text:list-item>
          <text:p text:style-name="P11">System ESAV musi być w stanie co 1 sekundę odbierać i dekodować dane, a następnie je wysyłać.</text:p>
        </text:list-item>
        <text:list-item>
          <text:p text:style-name="P11"><text:soft-page-break/>System ESAV musi pracować poprawnie na dystansie 30 metrów w otwartej przestrzeni.</text:p>
        </text:list-item>
        <text:list-item>
          <text:p text:style-name="P11">System ESAV musi pracować poprawnie w pomieszczeniach.</text:p>
        </text:list-item>
      </text:list>
      <text:h text:style-name="Heading_20_2" text:outline-level="2"><text:bookmark-start text:name="__RefHeading__689_758792558"/><text:span text:style-name="T1">Wymagania współdziałania (i</text:span>ntegration requirements<text:span text:style-name="T1">)</text:span><text:bookmark-end text:name="__RefHeading__689_758792558"/></text:h>
      <text:list xml:id="list2263658917105078043" text:style-name="L4">
        <text:list-item>
          <text:p text:style-name="P12">Moduł B musi poprawnie wyłączać silnik samochodu.</text:p>
        </text:list-item>
        <text:list-item>
          <text:p text:style-name="P12">Moduł B powinien mieć układ ładujący podłączony do systemu elektrycznego pojazdu.</text:p>
        </text:list-item>
      </text:list>
      <text:h text:style-name="P21" text:outline-level="2"><text:bookmark-start text:name="__RefHeading__691_758792558"/>Wymagania bezpieczeństwa (safety requirements)<text:bookmark-end text:name="__RefHeading__691_758792558"/></text:h>
      <text:list xml:id="list6265238090793178622" text:style-name="L5">
        <text:list-item>
          <text:p text:style-name="P13">Moduł B systemu ESAV nie może razić prądem.</text:p>
        </text:list-item>
      </text:list>
      <text:h text:style-name="P22" text:outline-level="2"><text:bookmark-start text:name="__RefHeading__693_758792558"/>Wymagania pochodne (derived requirements)<text:bookmark-end text:name="__RefHeading__693_758792558"/></text:h>
      <text:list xml:id="list3697450367777862713" text:style-name="L6">
        <text:list-item>
          <text:p text:style-name="P14">Moduł B musi:</text:p>
          <text:list>
            <text:list-item>
              <text:p text:style-name="P14">monitorować poziom naładowania (napięcie) na baterii zasilającym</text:p>
            </text:list-item>
            <text:list-item>
              <text:p text:style-name="P14">sygnalizować włączenie trybu awaryjnego świeceniem czerwonej diody</text:p>
            </text:list-item>
            <text:list-item>
              <text:p text:style-name="P14">sygnalizować oczekiwanie na transmisję miganiem czerwonej diody</text:p>
            </text:list-item>
            <text:list-item>
              <text:p text:style-name="P14">sygnalizować wymianę informacji / poprawne działanie miganiem zielonej diody</text:p>
            </text:list-item>
          </text:list>
        </text:list-item>
        <text:list-item>
          <text:p text:style-name="P14">Moduł A musi:</text:p>
          <text:list>
            <text:list-item>
              <text:p text:style-name="P14">monitorować poziom naładowania (napięcie) na baterii zasilającej</text:p>
            </text:list-item>
            <text:list-item>
              <text:p text:style-name="P14">sygnalizować wymianę informacji / poprawne działanie miganiem zielonej diody</text:p>
            </text:list-item>
            <text:list-item>
              <text:p text:style-name="P14">mieć małe wymiary (do trzymania go w dłoniach)</text:p>
            </text:list-item>
          </text:list>
        </text:list-item>
        <text:list-item>
          <text:p text:style-name="P14">Komunikacja między modułami musi umożliwiać wymianę takich informacji:</text:p>
          <text:list>
            <text:list-item>
              <text:p text:style-name="P14">PING: wymiana danych co około sekundę (do weryfikacji istnienia połączenia)</text:p>
            </text:list-item>
            <text:list-item>
              <text:p text:style-name="P14">STOP: do wysłania danych w celu natychmiastowego przejścia modułu B w tryb awaryjny</text:p>
            </text:list-item>
            <text:list-item>
              <text:p text:style-name="P14">DATA: do wymiany danych diagnostycznych (np. napięcia baterii)</text:p>
            </text:list-item>
          </text:list>
        </text:list-item>
      </text:list>
      <text:h text:style-name="P18" text:outline-level="1"><text:bookmark-start text:name="__RefHeading__695_758792558"/><text:soft-page-break/>Specyfikacja projektu (project design description)<text:bookmark-end text:name="__RefHeading__695_758792558"/></text:h>
      <text:h text:style-name="P21" text:outline-level="2"><text:bookmark-start text:name="__RefHeading__697_758792558"/><text:span text:style-name="T8">Opis części sprzętowej (h</text:span>ardware design description<text:span text:style-name="T8">)</text:span><text:bookmark-end text:name="__RefHeading__697_758792558"/></text:h>
      <text:h text:style-name="P24" text:outline-level="3"><text:bookmark-start text:name="__RefHeading__699_758792558"/>Moduł A<text:bookmark-end text:name="__RefHeading__699_758792558"/></text:h>
      <text:p text:style-name="P3"><text:span text:style-name="T8">Moduł bazowy, tj. trzymany przez operatora w dłoni. Ma małe wymiary. Jako platformę użyte zostało Raspberry Pi model A+. Do komunikacji wykorzystano moduł radiowy </text:span>HC-12 433 MHz, <text:span text:style-name="T9">a do zasilania Powerbank </text:span>Romoss Solo5 10000 mAh.</text:p>
      <text:h text:style-name="P24" text:outline-level="3"><text:bookmark-start text:name="__RefHeading__701_758792558"/>Moduł B<text:bookmark-end text:name="__RefHeading__701_758792558"/></text:h>
      <text:p text:style-name="P4"><text:span text:style-name="T9">Moduł montowany w samochodzie. Jako platformę użyte zostało Raspberry Pi model A+. Do komunikacji wykorzystano moduł radiowy HC-12 433 MHz, a do zasilania Powerbank Romoss Solo5 10000 mAh. Odłączanie i załączanie silnika odbywa się za pomocą przekaźnika </text:span>RZ3A40D75 <text:span text:style-name="T9">firmy Relpol.</text:span></text:p>
      <text:h text:style-name="P25" text:outline-level="3"><text:bookmark-start text:name="__RefHeading__287_689677787"/>Obudowy<text:bookmark-end text:name="__RefHeading__287_689677787"/></text:h>
      <text:h text:style-name="P23" text:outline-level="2"><text:bookmark-start text:name="__RefHeading__289_689677787"/>Opis części programowej (software design description)<text:bookmark-end text:name="__RefHeading__289_689677787"/></text:h>
      <text:h text:style-name="P23" text:outline-level="2"><text:bookmark-start text:name="__RefHeading__291_689677787"/>Requirements traceability matrix<text:bookmark-end text:name="__RefHeading__291_68967778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25%" fo:text-align="justify" style:justify-single-word="false" fo:orphans="2" fo:widows="2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16in" style:type="center"/>
          <style:tab-stop style:position="6.302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Footer"/>
      </style:footer-first>
      <style:footer-left>
        <text:p text:style-name="Footer"><text:page-number text:select-page="current">6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Banaszkiewicz</meta:initial-creator>
    <meta:creation-date>2015-10-13T19:56:15.999636213</meta:creation-date>
    <dc:date>2015-10-18T09:48:33.397896411</dc:date>
    <dc:creator>Piotr Banaszkiewicz</dc:creator>
    <meta:editing-duration>PT15M4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7" meta:paragraph-count="81" meta:word-count="897" meta:character-count="6599" meta:non-whitespace-character-count="5819"/>
  </office:meta>
</office:document-meta>
</file>